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Xeon Host</text:p>
          </table:table-cell>
          <table:table-cell table:style-name="ce4" office:value-type="string" calcext:value-type="string" table:number-columns-spanned="2" table:number-rows-spanned="1">
            <text:p>100 Iteration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1000 Iterations</text:p>
          </table:table-cell>
          <table:covered-table-cell table:style-name="ce4"/>
        </table:table-row>
        <table:table-row table:style-name="ro1">
          <table:covered-table-cell table:style-name="ce2"/>
          <table:table-cell table:style-name="ce4" office:value-type="string" calcext:value-type="string">
            <text:p>25M</text:p>
          </table:table-cell>
          <table:table-cell table:style-name="ce4" office:value-type="string" calcext:value-type="string">
            <text:p>100M</text:p>
          </table:table-cell>
          <table:table-cell table:style-name="ce4" office:value-type="string" calcext:value-type="string">
            <text:p>25M</text:p>
          </table:table-cell>
          <table:table-cell table:style-name="ce4"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Serial Time (μs)</text:p>
          </table:table-cell>
          <table:table-cell office:value-type="float" office:value="5660" calcext:value-type="float">
            <text:p>5660</text:p>
          </table:table-cell>
          <table:table-cell office:value-type="float" office:value="12914" calcext:value-type="float">
            <text:p>12914</text:p>
          </table:table-cell>
          <table:table-cell office:value-type="float" office:value="56449" calcext:value-type="float">
            <text:p>56449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equential Time (μs)</text:p>
          </table:table-cell>
          <table:table-cell office:value-type="float" office:value="16028078" calcext:value-type="float">
            <text:p>16028078</text:p>
          </table:table-cell>
          <table:table-cell office:value-type="float" office:value="64031193" calcext:value-type="float">
            <text:p>64031193</text:p>
          </table:table-cell>
          <table:table-cell office:value-type="float" office:value="137068292" calcext:value-type="float">
            <text:p>137068292</text:p>
          </table:table-cell>
          <table:table-cell office:value-type="float" office:value="587482564" calcext:value-type="float">
            <text:p>587482564</text:p>
          </table:table-cell>
        </table:table-row>
        <table:table-row table:style-name="ro1">
          <table:table-cell office:value-type="string" calcext:value-type="string">
            <text:p>Serial Fraction</text:p>
          </table:table-cell>
          <table:table-cell table:style-name="ce5" table:formula="of:=[.B3]/[.B4]" office:value-type="percentage" office:value="0.000353130300463973" calcext:value-type="percentage">
            <text:p>0,04%</text:p>
          </table:table-cell>
          <table:table-cell table:style-name="ce5" table:formula="of:=[.C3]/[.C4]" office:value-type="percentage" office:value="0.000201682951620158" calcext:value-type="percentage">
            <text:p>0,02%</text:p>
          </table:table-cell>
          <table:table-cell table:style-name="ce5" table:formula="of:=[.D3]/[.D4]" office:value-type="percentage" office:value="0.000411831206009337" calcext:value-type="percentage">
            <text:p>0,04%</text:p>
          </table:table-cell>
          <table:table-cell table:style-name="ce5" table:formula="of:=[.E3]/[.E4]" office:value-type="percentage" office:value="0.00021909245973809" calcext:value-type="percentage">
            <text:p>0,02%</text:p>
          </table:table-cell>
        </table:table-row>
        <table:table-row table:style-name="ro1">
          <table:table-cell office:value-type="string" calcext:value-type="string">
            <text:p>Maximum Speedup</text:p>
          </table:table-cell>
          <table:table-cell table:style-name="ce6" table:formula="of:=FLOOR(1/[.B5])" office:value-type="float" office:value="2831" calcext:value-type="float">
            <text:p>2831</text:p>
          </table:table-cell>
          <table:table-cell table:style-name="ce6" table:formula="of:=FLOOR(1/[.C5])" office:value-type="float" office:value="4958" calcext:value-type="float">
            <text:p>4958</text:p>
          </table:table-cell>
          <table:table-cell table:style-name="ce6" table:formula="of:=FLOOR(1/[.D5])" office:value-type="float" office:value="2428" calcext:value-type="float">
            <text:p>2428</text:p>
          </table:table-cell>
          <table:table-cell table:style-name="ce6" table:formula="of:=FLOOR(1/[.E5])" office:value-type="float" office:value="4564" calcext:value-type="float">
            <text:p>456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Xeon Phi</text:p>
          </table:table-cell>
          <table:table-cell table:style-name="ce4" office:value-type="string" calcext:value-type="string" table:number-columns-spanned="2" table:number-rows-spanned="1">
            <text:p>100 Iterations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1000 Iterations</text:p>
          </table:table-cell>
          <table:covered-table-cell table:style-name="ce4"/>
        </table:table-row>
        <table:table-row table:style-name="ro1">
          <table:covered-table-cell table:style-name="ce2"/>
          <table:table-cell table:style-name="ce4" office:value-type="string" calcext:value-type="string">
            <text:p>25M</text:p>
          </table:table-cell>
          <table:table-cell table:style-name="ce4" office:value-type="string" calcext:value-type="string">
            <text:p>100M</text:p>
          </table:table-cell>
          <table:table-cell table:style-name="ce4" office:value-type="string" calcext:value-type="string">
            <text:p>25M</text:p>
          </table:table-cell>
          <table:table-cell table:style-name="ce4"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Serial Time (μs)</text:p>
          </table:table-cell>
          <table:table-cell office:value-type="float" office:value="198543" calcext:value-type="float">
            <text:p>198543</text:p>
          </table:table-cell>
          <table:table-cell office:value-type="float" office:value="397572" calcext:value-type="float">
            <text:p>397572</text:p>
          </table:table-cell>
          <table:table-cell office:value-type="float" office:value="1997683" calcext:value-type="float">
            <text:p>1997683</text:p>
          </table:table-cell>
          <table:table-cell office:value-type="float" office:value="4019756" calcext:value-type="float">
            <text:p>4019756</text:p>
          </table:table-cell>
        </table:table-row>
        <table:table-row table:style-name="ro1">
          <table:table-cell office:value-type="string" calcext:value-type="string">
            <text:p>Sequential Time (μs)</text:p>
          </table:table-cell>
          <table:table-cell office:value-type="float" office:value="127351839" calcext:value-type="float">
            <text:p>127351839</text:p>
          </table:table-cell>
          <table:table-cell office:value-type="float" office:value="513599722" calcext:value-type="float">
            <text:p>513599722</text:p>
          </table:table-cell>
          <table:table-cell office:value-type="float" office:value="1269226325" calcext:value-type="float">
            <text:p>1269226325</text:p>
          </table:table-cell>
          <table:table-cell office:value-type="float" office:value="5113486306" calcext:value-type="float">
            <text:p>5113486306</text:p>
          </table:table-cell>
        </table:table-row>
        <table:table-row table:style-name="ro1">
          <table:table-cell office:value-type="string" calcext:value-type="string">
            <text:p>Serial Fraction</text:p>
          </table:table-cell>
          <table:table-cell table:style-name="ce5" table:formula="of:=[.B9]/[.B10]" office:value-type="percentage" office:value="0.00155901164489662" calcext:value-type="percentage">
            <text:p>0,16%</text:p>
          </table:table-cell>
          <table:table-cell table:style-name="ce5" table:formula="of:=[.C9]/[.C10]" office:value-type="percentage" office:value="0.000774089204043611" calcext:value-type="percentage">
            <text:p>0,08%</text:p>
          </table:table-cell>
          <table:table-cell table:style-name="ce5" table:formula="of:=[.D9]/[.D10]" office:value-type="percentage" office:value="0.00157393757177232" calcext:value-type="percentage">
            <text:p>0,16%</text:p>
          </table:table-cell>
          <table:table-cell table:style-name="ce5" table:formula="of:=[.E9]/[.E10]" office:value-type="percentage" office:value="0.000786108685826214" calcext:value-type="percentage">
            <text:p>0,08%</text:p>
          </table:table-cell>
        </table:table-row>
        <table:table-row table:style-name="ro1">
          <table:table-cell office:value-type="string" calcext:value-type="string">
            <text:p>Maximum Speedup</text:p>
          </table:table-cell>
          <table:table-cell table:style-name="ce6" table:formula="of:=FLOOR(1/[.B11])" office:value-type="float" office:value="641" calcext:value-type="float">
            <text:p>641</text:p>
          </table:table-cell>
          <table:table-cell table:style-name="ce6" table:formula="of:=FLOOR(1/[.C11])" office:value-type="float" office:value="1291" calcext:value-type="float">
            <text:p>1291</text:p>
          </table:table-cell>
          <table:table-cell table:style-name="ce6" table:formula="of:=FLOOR(1/[.D11])" office:value-type="float" office:value="635" calcext:value-type="float">
            <text:p>635</text:p>
          </table:table-cell>
          <table:table-cell table:style-name="ce6" table:formula="of:=FLOOR(1/[.E11])" office:value-type="float" office:value="1272" calcext:value-type="float">
            <text:p>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7:17:16.0123650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7:55:22.071410517</meta:creation-date>
    <dc:date>2016-02-14T17:30:01.939859478</dc:date>
    <meta:editing-duration>PT1H40M26S</meta:editing-duration>
    <meta:editing-cycles>8</meta:editing-cycles>
    <meta:generator>LibreOffice/5.0.2.2$Linux_X86_64 LibreOffice_project/00m0$Build-2</meta:generator>
    <meta:document-statistic meta:table-count="1" meta:cell-count="54" meta:object-count="0"/>
  </office:meta>
</office:document-meta>
</file>